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40" draw:fill="solid" draw:fill-color="#fffbcc" draw:opacity="100%" draw:textarea-horizontal-align="center" draw:textarea-vertical-align="middle"/>
    </style:style>
    <style:style style:name="gr2" style:family="graphic" style:parent-style-name="standard">
      <style:graphic-properties svg:stroke-color="#00004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40" draw:fill-color="#008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40" draw:fill-color="#000000" draw:opacity="10%" draw:textarea-horizontal-align="justify" draw:textarea-vertical-align="middle" draw:auto-grow-height="false" fo:min-height="0.75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svg:stroke-color="#000040" draw:fill-color="#ff0000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000040" draw:fill-color="#cccccc" draw:textarea-horizontal-align="center" draw:textarea-vertical-align="middle"/>
    </style:style>
    <style:style style:name="gr11" style:family="graphic" style:parent-style-name="objectwithoutfill">
      <style:graphic-properties svg:stroke-color="#000040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solid" draw:fill-color="#fffbcc" draw:opacity="10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8000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000000" draw:opacity="1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5.779cm" svg:height="13.821cm" draw:transform="skewX (-1.36640763263367E-016) rotate (0.641932098883514) translate (1.51712603661827cm 11.732158149126cm)" svg:viewBox="0 0 15780 13822" svg:d="M199 4120c317 1 3843-1985 4144-1973 289 11 505 287 685 512 168 209 393 363 594 544 228 203 503 273 765 404 285 144 615 184 931 229 344 49 720 105 1042-55 270-133 542-282 748-509 186-205 389-397 538-632 144-226 392-402 438-674 50-299 65-591 159-882 133-415-764-1108 111-952 369 66 3541-270 3751-64 206 201 362 445 451 736 91 299 187 614 391 861 186 223 424 408 573 662 170 288 318 635 237 977-78 326 16 654-68 984-80 308 21 1531-77 1844-94 299-315 543-496 797-180 253-360 502-518 781-149 266-310 525-522 745-220 226-307 525-458 791-155 272-305 549-475 814-166 257-233 555-378 818-146 263-129 574-341 813-195 219-358 466-528 706-166 234-371 481-689 519-363 43-733 47-1091 120-403 82-734 359-1035 627-239 213-581 187-849 65-268-121-507-262-782-383-293-129-508-395-771-576-243-169-361-441-621-598-297-180-529-458-834-624-385-209-705-476-1092-682-282-152-514-385-770-576-250-187-531-339-750-561-233-236-439-493-626-769-204-300-436-583-643-881-175-253-386-495-477-790-95-311-250-588-376-881-129-304-345-575-434-892-92-327-61-685 25-1016l32-310z">
          <text:p/>
        </draw:path>
        <draw:custom-shape draw:style-name="gr2" draw:text-style-name="P2" draw:layer="layout" svg:width="0.5cm" svg:height="0.5cm" svg:x="10.5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" draw:text-style-name="P3" draw:layer="layout" svg:width="3.052cm" svg:height="2.867cm" svg:x="11cm" svg:y="7.632cm" svg:viewBox="0 0 3053 2868" svg:d="M1099 1532c-254-8-483 483-599 675-105 174 35 290 0 500 0 500 249-315 395-413 194-131 280-879 469-365 80 218 272 375 359 586 184 445 400 3 302-189-111-218-398-334-434-567-41-267 368-182 567-189 187-6 389-66 567 0 243 90 539-322 113-322-189 0-378-56-567-37-207 21-444-74-624 56-351 254-206-195-226-321-31-194 10-388-57-586-55-162-339-614-416-170-33 193 109 372 114 567 4 166 342 511-76 397-188-52-391-106-586-38-129 45-689 320-208 359 190 15 376 41 567 19h189l76 38z">
          <text:p/>
        </draw:path>
        <draw:frame draw:style-name="gr4" draw:text-style-name="P5" draw:layer="layout" svg:width="2.5cm" svg:height="1cm" svg:x="11cm" svg:y="11cm">
          <draw:text-box>
            <text:p text:style-name="P4"><text:span text:style-name="T1">i_leaf</text:span></text:p>
          </draw:text-box>
        </draw:frame>
        <draw:custom-shape draw:style-name="gr5" draw:text-style-name="P7" draw:layer="layout" svg:width="3.5cm" svg:height="1cm" draw:transform="rotate (0.986634626152394) translate (14.868cm 16.684cm)">
          <text:p text:style-name="P6">Craft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2.102cm" svg:height="0.798cm" svg:x="10cm" svg:y="14.5cm">
          <draw:text-box>
            <text:p><text:span text:style-name="T1">s_code</text:span></text:p>
          </draw:text-box>
        </draw:frame>
        <draw:line draw:style-name="gr7" draw:text-style-name="P8" draw:layer="layout" svg:x1="7cm" svg:y1="14cm" svg:x2="5.5cm" svg:y2="13cm">
          <text:p/>
        </draw:line>
        <draw:line draw:style-name="gr7" draw:text-style-name="P8" draw:layer="layout" svg:x1="7.001cm" svg:y1="14.001cm" svg:x2="5.501cm" svg:y2="13.001cm">
          <text:p/>
        </draw:line>
        <draw:line draw:style-name="gr7" draw:text-style-name="P8" draw:layer="layout" svg:x1="13cm" svg:y1="5.5cm" svg:x2="11.5cm" svg:y2="4.5cm">
          <text:p/>
        </draw:line>
        <draw:frame draw:style-name="gr8" draw:text-style-name="P5" draw:layer="layout" svg:width="2.5cm" svg:height="0.798cm" svg:x="13cm" svg:y="5.5cm">
          <draw:text-box>
            <text:p text:style-name="P4"><text:span text:style-name="T1">Passage</text:span></text:p>
          </draw:text-box>
        </draw:frame>
        <draw:frame draw:style-name="gr4" draw:text-style-name="P5" draw:layer="layout" svg:width="2cm" svg:height="1cm" svg:x="7cm" svg:y="14cm">
          <draw:text-box>
            <text:p text:style-name="P4"><text:span text:style-name="T1">Cliff</text:span></text:p>
          </draw:text-box>
        </draw:frame>
        <draw:custom-shape draw:style-name="gr9" draw:text-style-name="P9" draw:layer="layout" svg:width="2cm" svg:height="2cm" draw:transform="rotate (0.804422252244187) translate (15cm 12.11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32.2338830584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0" draw:layer="layout" svg:width="3cm" svg:height="1cm" svg:x="15.171cm" svg:y="10.039cm">
          <draw:text-box>
            <text:p>SPAWN</text:p>
          </draw:text-box>
        </draw:frame>
        <draw:path draw:style-name="gr10" draw:text-style-name="P11" draw:layer="layout" svg:width="0.834cm" svg:height="0.928cm" svg:x="6.666cm" svg:y="11.071cm" svg:viewBox="0 0 835 929" svg:d="M312 5c-264-67-357 522-293 677 87 210 399 289 605 226 331-101 231-415-19-585-278-190-293-318-293-318z">
          <text:p/>
        </draw:path>
        <draw:path draw:style-name="gr10" draw:text-style-name="P11" draw:layer="layout" svg:width="1.082cm" svg:height="0.961cm" svg:x="6.01cm" svg:y="15.467cm" svg:viewBox="0 0 1083 962" svg:d="M490 533c-264-67-545 27-481 182 87 210 399 289 605 226 331-101 625-738 376-908-279-190-500 500-500 500z">
          <text:p/>
        </draw:path>
        <draw:path draw:style-name="gr10" draw:text-style-name="P11" draw:layer="layout" svg:width="0.718cm" svg:height="1.433cm" svg:x="16.5cm" svg:y="7.071cm" svg:viewBox="0 0 719 1434" svg:d="M312 5c-264-67-357 522-293 677 87 210 275 810 481 747 331-101 250-830 0-1000-278-190-188-424-188-424z">
          <text:p/>
        </draw:path>
        <draw:path draw:style-name="gr10" draw:text-style-name="P11" draw:layer="layout" svg:width="1.092cm" svg:height="1.011cm" svg:x="10.5cm" svg:y="5.417cm" svg:viewBox="0 0 1093 1012" svg:d="M312 88c-264-67-357 522-293 677 87 210 399 289 605 226 331-101 626-738 376-908-278-190-688 5-688 5z">
          <text:p/>
        </draw:path>
        <draw:line draw:style-name="gr11" draw:text-style-name="P8" draw:layer="layout" svg:x1="24.5cm" svg:y1="6cm" svg:x2="24.5cm" svg:y2="4.5cm">
          <text:p/>
        </draw:line>
        <draw:frame draw:style-name="gr12" draw:text-style-name="P13" draw:layer="layout" svg:width="2cm" svg:height="1.5cm" svg:x="24cm" svg:y="6.5cm">
          <draw:text-box>
            <text:p text:style-name="P12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57S</meta:editing-duration>
    <meta:editing-cycles>4</meta:editing-cycles>
    <meta:generator>LibreOffice/5.3.6.1$Windows_x86 LibreOffice_project/686f202eff87ef707079aeb7f485847613344eb7</meta:generator>
    <dc:date>2019-06-03T12:53:40.340000000</dc:date>
    <meta:document-statistic meta:object-count="20"/>
  </office:meta>
</office:document-meta>
</file>